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ed45" officeooo:paragraph-rsid="0019ed45"/>
    </style:style>
    <style:style style:name="P2" style:family="paragraph" style:parent-style-name="Standard">
      <style:text-properties fo:font-size="14pt" fo:font-weight="bold" officeooo:rsid="0019ed45" officeooo:paragraph-rsid="0019ed45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9f806" officeooo:paragraph-rsid="0019f806"/>
    </style:style>
    <style:style style:name="P4" style:family="paragraph" style:parent-style-name="Standard" style:list-style-name="L1">
      <style:text-properties officeooo:rsid="0019f806" officeooo:paragraph-rsid="0019f806"/>
    </style:style>
    <style:style style:name="P5" style:family="paragraph" style:parent-style-name="Standard">
      <style:text-properties officeooo:rsid="001d4ce3" officeooo:paragraph-rsid="001d4ce3"/>
    </style:style>
    <style:style style:name="P6" style:family="paragraph" style:parent-style-name="Standard">
      <style:text-properties officeooo:rsid="001e2253" officeooo:paragraph-rsid="001e2253"/>
    </style:style>
    <style:style style:name="P7" style:family="paragraph" style:parent-style-name="Standard" style:list-style-name="L3">
      <style:text-properties officeooo:rsid="001f78a5" officeooo:paragraph-rsid="001f78a5"/>
    </style:style>
    <style:style style:name="P8" style:family="paragraph" style:parent-style-name="Standard" style:list-style-name="L3">
      <style:text-properties officeooo:rsid="001f78a5" officeooo:paragraph-rsid="0023a4d2"/>
    </style:style>
    <style:style style:name="P9" style:family="paragraph" style:parent-style-name="Standard" style:list-style-name="L3">
      <style:text-properties officeooo:rsid="001f78a5" officeooo:paragraph-rsid="003119b8"/>
    </style:style>
    <style:style style:name="P10" style:family="paragraph" style:parent-style-name="Standard" style:list-style-name="L4">
      <style:text-properties officeooo:rsid="001f78a5" officeooo:paragraph-rsid="001f78a5"/>
    </style:style>
    <style:style style:name="P11" style:family="paragraph" style:parent-style-name="Standard" style:list-style-name="L4">
      <style:text-properties officeooo:rsid="001f78a5" officeooo:paragraph-rsid="0023a4d2"/>
    </style:style>
    <style:style style:name="P12" style:family="paragraph" style:parent-style-name="Standard" style:list-style-name="L4">
      <style:text-properties officeooo:rsid="001f78a5" officeooo:paragraph-rsid="0029f141"/>
    </style:style>
    <style:style style:name="P13" style:family="paragraph" style:parent-style-name="Standard">
      <style:text-properties officeooo:rsid="001f78a5" officeooo:paragraph-rsid="001f78a5"/>
    </style:style>
    <style:style style:name="P14" style:family="paragraph" style:parent-style-name="Standard" style:list-style-name="L2">
      <style:text-properties officeooo:rsid="00206e7e" officeooo:paragraph-rsid="00206e7e"/>
    </style:style>
    <style:style style:name="P15" style:family="paragraph" style:parent-style-name="Standard" style:list-style-name="L2">
      <style:text-properties officeooo:rsid="00206e7e" officeooo:paragraph-rsid="002d97ed"/>
    </style:style>
    <style:style style:name="P16" style:family="paragraph" style:parent-style-name="Standard">
      <style:text-properties officeooo:rsid="003443d7" officeooo:paragraph-rsid="003443d7"/>
    </style:style>
    <style:style style:name="P17" style:family="paragraph" style:parent-style-name="Standard" style:list-style-name="L5">
      <style:text-properties officeooo:rsid="003443d7" officeooo:paragraph-rsid="003443d7"/>
    </style:style>
    <style:style style:name="P18" style:family="paragraph" style:parent-style-name="Standard" style:list-style-name="L5">
      <style:text-properties officeooo:rsid="0037ea70" officeooo:paragraph-rsid="0037ea70"/>
    </style:style>
    <style:style style:name="P19" style:family="paragraph" style:parent-style-name="Standard" style:list-style-name="L5">
      <style:text-properties officeooo:rsid="0039084e" officeooo:paragraph-rsid="0039084e"/>
    </style:style>
    <style:style style:name="T1" style:family="text">
      <style:text-properties officeooo:rsid="001b6655"/>
    </style:style>
    <style:style style:name="T2" style:family="text">
      <style:text-properties officeooo:rsid="001c6da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de0f6"/>
    </style:style>
    <style:style style:name="T6" style:family="text">
      <style:text-properties officeooo:rsid="001e2253"/>
    </style:style>
    <style:style style:name="T7" style:family="text">
      <style:text-properties officeooo:rsid="001f78a5"/>
    </style:style>
    <style:style style:name="T8" style:family="text">
      <style:text-properties officeooo:rsid="00206e7e"/>
    </style:style>
    <style:style style:name="T9" style:family="text">
      <style:text-properties officeooo:rsid="0021c3d0"/>
    </style:style>
    <style:style style:name="T10" style:family="text">
      <style:text-properties officeooo:rsid="0023a4d2"/>
    </style:style>
    <style:style style:name="T11" style:family="text">
      <style:text-properties officeooo:rsid="002558bb"/>
    </style:style>
    <style:style style:name="T12" style:family="text">
      <style:text-properties officeooo:rsid="0026f6f1"/>
    </style:style>
    <style:style style:name="T13" style:family="text">
      <style:text-properties officeooo:rsid="0027d98e"/>
    </style:style>
    <style:style style:name="T14" style:family="text">
      <style:text-properties officeooo:rsid="00291dcc"/>
    </style:style>
    <style:style style:name="T15" style:family="text">
      <style:text-properties officeooo:rsid="00298b6a"/>
    </style:style>
    <style:style style:name="T16" style:family="text">
      <style:text-properties officeooo:rsid="0029f141"/>
    </style:style>
    <style:style style:name="T17" style:family="text">
      <style:text-properties officeooo:rsid="002ace27"/>
    </style:style>
    <style:style style:name="T18" style:family="text">
      <style:text-properties officeooo:rsid="002d5150"/>
    </style:style>
    <style:style style:name="T19" style:family="text">
      <style:text-properties officeooo:rsid="002d5fc4"/>
    </style:style>
    <style:style style:name="T20" style:family="text">
      <style:text-properties officeooo:rsid="002d97ed"/>
    </style:style>
    <style:style style:name="T21" style:family="text">
      <style:text-properties officeooo:rsid="002f588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dentify generations for small library cultivation</text:p>
      <text:p text:style-name="P1"/>
      <text:p text:style-name="P3">Conditions that are of interest:</text:p>
      <text:list xml:id="list3881013412" text:style-name="L1">
        <text:list-item>
          <text:p text:style-name="P4">5% CO2, N2, constant light: <text:span text:style-name="T2">MC4 channels 5 to 8</text:span></text:p>
        </text:list-item>
        <text:list-item>
          <text:p text:style-name="P4">5% CO2, O2, constant light: <text:span text:style-name="T1">MC2 channels 1 to 4</text:span></text:p>
        </text:list-item>
        <text:list-item>
          <text:p text:style-name="P4">5% CO2, N2, light-dark cycles: <text:span text:style-name="T2">MC4 channels </text:span><text:span text:style-name="T6">1</text:span><text:span text:style-name="T2">, 3, 4</text:span></text:p>
        </text:list-item>
      </text:list>
      <text:p text:style-name="P3"/>
      <text:p text:style-name="P5">Start cultivation: 06<text:span text:style-name="T3">th</text:span> March 2023, <text:span text:style-name="T5">21:45</text:span></text:p>
      <text:p text:style-name="P5"/>
      <text:p text:style-name="P6">samples taken for MC2, 1–4: </text:p>
      <text:list xml:id="list2448566835" text:style-name="L2">
        <text:list-item>
          <text:p text:style-name="P14">2-(1/2/3/4)-8: <text:span text:style-name="T9">11:30 am </text:span><text:span text:style-name="T10">to 12:00</text:span></text:p>
        </text:list-item>
        <text:list-item>
          <text:p text:style-name="P14">2-1-9: <text:span text:style-name="T11">09/03/23, 18:50</text:span></text:p>
        </text:list-item>
        <text:list-item>
          <text:p text:style-name="P14">2-1-10: <text:span text:style-name="T12">10/03/23, 14:20</text:span></text:p>
        </text:list-item>
        <text:list-item>
          <text:p text:style-name="P14">2-1-11: <text:span text:style-name="T12">11/03/23, 15:30</text:span></text:p>
        </text:list-item>
        <text:list-item>
          <text:p text:style-name="P14">2-1-14: <text:span text:style-name="T16">roughly 13:00? </text:span><text:span text:style-name="T21">(or if according to last sheet at 15:00?)</text:span></text:p>
        </text:list-item>
        <text:list-item>
          <text:p text:style-name="P14">2-1-16, <text:span text:style-name="T17">18:00?</text:span></text:p>
        </text:list-item>
        <text:list-item>
          <text:p text:style-name="P14">2-1-18, <text:span text:style-name="T13">13:15</text:span></text:p>
        </text:list-item>
        <text:list-item>
          <text:p text:style-name="P15">2-1-20<text:span text:style-name="T7">, </text:span><text:span text:style-name="T20">14:00?</text:span></text:p>
        </text:list-item>
      </text:list>
      <text:p text:style-name="P6"/>
      <text:p text:style-name="P6">samples taken for MC4, 5–8: </text:p>
      <text:list xml:id="list4018576456" text:style-name="L4">
        <text:list-item>
          <text:p text:style-name="P11">4-(5/6/7/8)-8<text:span text:style-name="T8">: </text:span><text:span text:style-name="T9">11:30 am </text:span><text:span text:style-name="T10">to 12:00</text:span></text:p>
        </text:list-item>
        <text:list-item>
          <text:p text:style-name="P10">4-5-9: <text:span text:style-name="T11">09/03/23, 11:30</text:span></text:p>
        </text:list-item>
        <text:list-item>
          <text:p text:style-name="P10">4-5-10: <text:span text:style-name="T15">10/03/23, 14:00</text:span></text:p>
        </text:list-item>
        <text:list-item>
          <text:p text:style-name="P10">4-5-11: <text:span text:style-name="T12">11/03/23, 15:40</text:span></text:p>
        </text:list-item>
        <text:list-item>
          <text:p text:style-name="P10">4-5-13: <text:span text:style-name="T18">probably 10:30 </text:span><text:span text:style-name="T19">(according to other table?)</text:span></text:p>
        </text:list-item>
        <text:list-item>
          <text:p text:style-name="P12">4-5-14<text:span text:style-name="T8">: </text:span><text:span text:style-name="T16">roughly 13:00?</text:span></text:p>
        </text:list-item>
        <text:list-item>
          <text:p text:style-name="P10">4-5-15, <text:span text:style-name="T14">17:15</text:span></text:p>
        </text:list-item>
        <text:list-item>
          <text:p text:style-name="P10">4-5-16, <text:span text:style-name="T14">18:00</text:span></text:p>
        </text:list-item>
      </text:list>
      <text:p text:style-name="P3"/>
      <text:p text:style-name="P6">samples taken for MC4, 1, 3 and 4: </text:p>
      <text:list xml:id="list2604960338" text:style-name="L3">
        <text:list-item>
          <text:p text:style-name="P8">4-(1/3/4)-8<text:span text:style-name="T8">: </text:span><text:span text:style-name="T9">11:30 am </text:span><text:span text:style-name="T10">to 12:00</text:span></text:p>
        </text:list-item>
        <text:list-item>
          <text:p text:style-name="P7">4-1-11: <text:span text:style-name="T12">11/03/23, 15:40</text:span></text:p>
        </text:list-item>
        <text:list-item>
          <text:p text:style-name="P9">4-1-14 <text:span text:style-name="T8">: </text:span><text:span text:style-name="T16">roughly 13:00? </text:span><text:span text:style-name="T21">(or if according to last sheet at 15:00?)</text:span></text:p>
        </text:list-item>
        <text:list-item>
          <text:p text:style-name="P7">4-1-16, <text:span text:style-name="T14">18:00</text:span></text:p>
        </text:list-item>
        <text:list-item>
          <text:p text:style-name="P7">4-1-20, <text:span text:style-name="T20">14:00?</text:span></text:p>
        </text:list-item>
        <text:list-item>
          <text:p text:style-name="P7">4-1-22, <text:span text:style-name="T14">15:15</text:span></text:p>
        </text:list-item>
      </text:list>
      <text:p text:style-name="P13"/>
      <text:p text:style-name="P16">Determine the generation times:</text:p>
      <text:list xml:id="list2785784353" text:style-name="L5">
        <text:list-item>
          <text:p text:style-name="P17">put correct times into shinyapp (compare to excel spread sheet 2023-07-17_data_cultivation.ods)</text:p>
        </text:list-item>
        <text:list-item>
          <text:p text:style-name="P17">set correct OD: TRUE</text:p>
        </text:list-item>
        <text:list-item>
          <text:p text:style-name="P17">Type of cultivation: conti-interval, threshold max: 0.2, interval length: auto, R^2 filtering: 0.9</text:p>
        </text:list-item>
        <text:list-item>
          <text:p text:style-name="P18">take numbers given by t (trend)</text:p>
          <text:list>
            <text:list-item>
              <text:p text:style-name="P19">done for channels MC4, channels 5 – 8: taken growth rate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3:27:55.834025125</meta:creation-date>
    <dc:date>2023-07-17T14:52:56.542823330</dc:date>
    <meta:editing-duration>PT1H24M46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" meta:paragraph-count="37" meta:word-count="230" meta:character-count="1282" meta:non-whitespace-character-count="1117"/>
  </office:meta>
</office:document-meta>
</file>